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9cm" fo:min-width="0cm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fill="none" fo:min-height="0.553cm"/>
    </style:style>
    <style:style style:name="P1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1.458cm" svg:height="1.608cm" svg:x="2.932cm" svg:y="1.8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9cm" svg:height="0.646cm" svg:x="2.783cm" svg:y="1.387cm">
          <draw:text-box draw:corner-radius="1.136cm">
            <text:p><text:span text:style-name="T1">a <text:s/>b <text:s text:c="4"/>c</text:span></text:p>
          </draw:text-box>
        </draw:frame>
        <draw:frame draw:style-name="gr3" draw:text-style-name="P1" draw:layer="layout" svg:width="3.207cm" svg:height="0.802cm" svg:x="0.59cm" svg:y="0.397cm">
          <draw:text-box>
            <text:p><text:span text:style-name="T2">منفی بلاشرکت یا گیٹ</text:span></text:p>
          </draw:text-box>
        </draw:frame>
        <draw:g>
          <draw:polygon draw:style-name="gr4" draw:text-style-name="P2" draw:layer="layout" svg:width="0.387cm" svg:height="0cm" svg:x="7.513cm" svg:y="0.952cm" svg:viewBox="0 0 388 0" draw:points="0,0 388,0">
            <text:p/>
          </draw:polygon>
          <draw:polygon draw:style-name="gr5" draw:text-style-name="P2" draw:layer="layout" svg:width="0.387cm" svg:height="0cm" svg:x="6.805cm" svg:y="0.84cm" svg:viewBox="0 0 388 0" draw:points="0,0 388,0">
            <text:p/>
          </draw:polygon>
          <draw:polygon draw:style-name="gr6" draw:text-style-name="P2" draw:layer="layout" svg:width="0.387cm" svg:height="0cm" svg:x="6.805cm" svg:y="1.08cm" svg:viewBox="0 0 388 0" draw:points="0,0 388,0">
            <text:p/>
          </draw:polygon>
          <draw:path draw:style-name="gr7" draw:text-style-name="P2" draw:layer="layout" svg:width="0.123cm" svg:height="0.452cm" svg:x="7.102cm" svg:y="0.735cm" svg:viewBox="0 0 124 453" svg:d="m0 0c76 48 124 131 124 229 0 95-45 176-117 224">
            <text:p/>
          </draw:path>
          <draw:path draw:style-name="gr8" draw:text-style-name="P2" draw:layer="layout" svg:width="0.305cm" svg:height="0.222cm" svg:x="7.209cm" svg:y="0.732cm" svg:viewBox="0 0 306 223" svg:d="m0 0c147 0 267 91 306 223">
            <text:p/>
          </draw:path>
          <draw:path draw:style-name="gr9" draw:text-style-name="P2" draw:layer="layout" svg:width="-0.305cm" svg:height="-0.222cm" svg:x="7.516cm" svg:y="1.174cm" svg:viewBox="0 0 -306 -223" svg:d="m306 0c-147 0-267 91-306 223">
            <text:p/>
          </draw:path>
          <draw:path draw:style-name="gr10" draw:text-style-name="P2" draw:layer="layout" svg:width="0.123cm" svg:height="0.452cm" svg:x="7.199cm" svg:y="0.727cm" svg:viewBox="0 0 124 453" svg:d="m0 0c76 48 124 131 124 229 0 95-45 176-117 224">
            <text:p/>
          </draw:path>
        </draw:g>
        <draw:g>
          <draw:polygon draw:style-name="gr11" draw:text-style-name="P2" draw:layer="layout" svg:width="0.27cm" svg:height="0cm" svg:x="2.685cm" svg:y="1.292cm" svg:viewBox="0 0 271 0" draw:points="0,0 271,0">
            <text:p/>
          </draw:polygon>
          <draw:polygon draw:style-name="gr12" draw:text-style-name="P2" draw:layer="layout" svg:width="0.387cm" svg:height="0cm" svg:x="1.86cm" svg:y="1.18cm" svg:viewBox="0 0 388 0" draw:points="0,0 388,0">
            <text:p/>
          </draw:polygon>
          <draw:polygon draw:style-name="gr13" draw:text-style-name="P2" draw:layer="layout" svg:width="0.387cm" svg:height="0cm" svg:x="1.86cm" svg:y="1.42cm" svg:viewBox="0 0 388 0" draw:points="0,0 388,0">
            <text:p/>
          </draw:polygon>
          <draw:path draw:style-name="gr14" draw:text-style-name="P2" draw:layer="layout" svg:width="0.123cm" svg:height="0.452cm" svg:x="2.157cm" svg:y="1.075cm" svg:viewBox="0 0 124 453" svg:d="m0 0c76 48 124 131 124 229 0 95-45 176-117 224">
            <text:p/>
          </draw:path>
          <draw:path draw:style-name="gr15" draw:text-style-name="P2" draw:layer="layout" svg:width="0.305cm" svg:height="0.222cm" svg:x="2.264cm" svg:y="1.072cm" svg:viewBox="0 0 306 223" svg:d="m0 0c147 0 267 91 306 223">
            <text:p/>
          </draw:path>
          <draw:path draw:style-name="gr16" draw:text-style-name="P2" draw:layer="layout" svg:width="-0.305cm" svg:height="-0.222cm" svg:x="2.571cm" svg:y="1.514cm" svg:viewBox="0 0 -306 -223" svg:d="m306 0c-147 0-267 91-306 223">
            <text:p/>
          </draw:path>
          <draw:path draw:style-name="gr17" draw:text-style-name="P2" draw:layer="layout" svg:width="0.123cm" svg:height="0.452cm" svg:x="2.254cm" svg:y="1.067cm" svg:viewBox="0 0 124 453" svg:d="m0 0c76 48 124 131 124 229 0 95-45 176-117 224">
            <text:p/>
          </draw:path>
          <draw:path draw:style-name="gr18" draw:text-style-name="P2" draw:layer="layout" svg:width="0.121cm" svg:height="0.121cm" svg:x="2.569cm" svg:y="1.23cm" svg:viewBox="0 0 122 122" svg:d="m61 0c34 0 61 27 61 61s-27 61-61 61-61-27-61-61 27-61 61-61z">
            <text:p/>
          </draw:path>
        </draw:g>
        <draw:frame draw:style-name="gr2" draw:layer="layout" svg:width="0.697cm" svg:height="0.646cm" svg:x="6.267cm" svg:y="0.762cm">
          <draw:text-box>
            <text:p><text:span text:style-name="T1">a</text:span></text:p>
          </draw:text-box>
        </draw:frame>
        <draw:frame draw:style-name="gr2" draw:layer="layout" svg:width="0.697cm" svg:height="0.646cm" svg:x="6.24cm" svg:y="0.497cm">
          <draw:text-box>
            <text:p><text:span text:style-name="T1">b</text:span></text:p>
          </draw:text-box>
        </draw:frame>
        <draw:frame draw:style-name="gr2" draw:layer="layout" svg:width="0.68cm" svg:height="0.646cm" svg:x="7.703cm" svg:y="0.603cm">
          <draw:text-box>
            <text:p><text:span text:style-name="T1">c</text:span></text:p>
          </draw:text-box>
        </draw:frame>
        <draw:frame draw:style-name="gr2" draw:layer="layout" svg:width="1.9cm" svg:height="0.646cm" svg:x="6.328cm" svg:y="1.308cm">
          <draw:text-box draw:corner-radius="1.136cm">
            <text:p><text:span text:style-name="T1">a <text:s/>b <text:s text:c="4"/>c</text:span></text:p>
          </draw:text-box>
        </draw:frame>
        <draw:frame draw:style-name="gr19" draw:layer="layout" svg:width="1.637cm" svg:height="1.353cm" svg:x="4.82cm" svg:y="0.418cm">
          <draw:text-box>
            <text:p><text:span text:style-name="T3">بلاشرکت</text:span></text:p>
            <text:p><text:span text:style-name="T3"><text:s/></text:span><text:span text:style-name="T3">یا گیٹ</text:span></text:p>
          </draw:text-box>
        </draw:frame>
        <draw:frame draw:style-name="gr2" draw:layer="layout" svg:width="0.697cm" svg:height="0.646cm" svg:x="1.346cm" svg:y="0.788cm">
          <draw:text-box>
            <text:p><text:span text:style-name="T1">b</text:span></text:p>
          </draw:text-box>
        </draw:frame>
        <draw:frame draw:style-name="gr2" draw:layer="layout" svg:width="0.697cm" svg:height="0.646cm" svg:x="1.345cm" svg:y="1.053cm">
          <draw:text-box>
            <text:p><text:span text:style-name="T1">a</text:span></text:p>
          </draw:text-box>
        </draw:frame>
        <draw:frame draw:style-name="gr2" draw:layer="layout" svg:width="0.68cm" svg:height="0.646cm" svg:x="2.835cm" svg:y="0.947cm">
          <draw:text-box>
            <text:p><text:span text:style-name="T1">c</text:span></text:p>
          </draw:text-box>
        </draw:frame>
        <draw:frame draw:style-name="gr1" draw:layer="layout" svg:width="1.458cm" svg:height="1.608cm" svg:x="6.477cm" svg:y="1.787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38:33</dc:date>
    <dc:creator>khalid khan</dc:creator>
    <meta:editing-duration>PT5H50M43S</meta:editing-duration>
    <meta:editing-cycles>27</meta:editing-cycles>
    <meta:generator>LibreOffice/3.4$Linux LibreOffice_project/340m1$Build-402</meta:generator>
    <meta:document-statistic meta:object-count="29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0} 1  #
alignl 0 phantom{0} 1 phantom{00} 0  #
alignl 1 phantom{0} 0 phantom{00} 0  #
alignl 1 phantom{0} 1 phantom{00} 1 
}</annotation>
  </semantics>
</math>
</file>

<file path=Object 2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</mtable>
    </mrow>
    <annotation encoding="StarMath 5.0">stack{
alignl 0 phantom{0} 0 phantom{00} 0  #
alignl 0 phantom{0} 1 phantom{00} 1  #
alignl 1 phantom{0} 0 phantom{00} 1  #
alignl 1 phantom{0} 1 phantom{00} 0 
}</annotation>
  </semantics>
</math>
</file>